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3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50293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76760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8259de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e397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806c1d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536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9100a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3df9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af9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b83e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c3b1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d6fef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c89fc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1e9ad0" officeooo:paragraph-rsid="082051c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270cf1" officeooo:paragraph-rsid="08270cf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b3a354" officeooo:paragraph-rsid="07d8f8c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1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3" style:family="paragraph" style:parent-style-name="Standard" style:list-style-name="L1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4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5" style:family="paragraph" style:parent-style-name="Standard" style:list-style-name="L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84aa03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40ad3e" officeooo:paragraph-rsid="0840ad3e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45d18e" officeooo:paragraph-rsid="0845d18e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45d18e" officeooo:paragraph-rsid="08478aa1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3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5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6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326326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7" style:family="paragraph" style:parent-style-name="Standard" style:list-style-name="L10">
      <loext:graphic-properties draw:fill="none"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ackground-color="transparent" style:writing-mode="lr-tb"/>
      <style:text-properties style:font-name="Times New Roman" fo:font-size="14pt" fo:language="uk" fo:country="UA" fo:font-weight="bold" officeooo:paragraph-rsid="0837cb3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rsid="07442798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rsid="07442798" officeooo:paragraph-rsid="074f8754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72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80aee4f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style:font-weight-asian="normal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74284d9" style:font-name-asian="Times New Roman1" style:font-weight-asian="bold" style:font-size-complex="14pt"/>
    </style:style>
    <style:style style:name="T10" style:family="text">
      <style:text-properties fo:font-weight="bold" officeooo:rsid="0839b189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4" style:family="text">
      <style:text-properties style:font-name="Times New Roman" fo:font-size="12pt" fo:language="uk" fo:country="UA" fo:font-weight="normal" officeooo:rsid="07442798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uk" fo:country="UA" fo:font-weight="normal" officeooo:rsid="07442798" fo:background-color="transparent" loext:char-shading-value="0" style:font-size-asian="12pt" style:font-weight-asian="normal" style:font-size-complex="12pt" style:font-weight-complex="bold"/>
    </style:style>
    <style:style style:name="T16" style:family="text">
      <style:text-properties style:font-name="Times New Roman" fo:font-size="12pt" fo:language="uk" fo:country="UA" fo:font-weight="normal" officeooo:rsid="080bd439" fo:background-color="transparent" loext:char-shading-value="0" style:font-size-asian="12pt" style:font-weight-asian="normal" style:font-size-complex="12pt" style:font-weight-complex="bold"/>
    </style:style>
    <style:style style:name="T17" style:family="text">
      <style:text-properties style:font-size-asian="12pt"/>
    </style:style>
    <style:style style:name="T18" style:family="text">
      <style:text-properties style:font-size-asian="12pt" style:font-weight-complex="bold"/>
    </style:style>
    <style:style style:name="T19" style:family="text">
      <style:text-properties officeooo:rsid="073eec8c" style:font-size-asian="12pt" style:font-weight-complex="bold"/>
    </style:style>
    <style:style style:name="T20" style:family="text">
      <style:text-properties officeooo:rsid="07eae6dc" style:font-size-asian="12pt" style:font-weight-complex="bold"/>
    </style:style>
    <style:style style:name="T21" style:family="text">
      <style:text-properties officeooo:rsid="080380ba" style:font-size-asian="12pt" style:font-weight-complex="bold"/>
    </style:style>
    <style:style style:name="T22" style:family="text">
      <style:text-properties officeooo:rsid="080441f9" style:font-size-asian="12pt" style:font-weight-complex="bold"/>
    </style:style>
    <style:style style:name="T23" style:family="text">
      <style:text-properties officeooo:rsid="081f73a8" style:font-size-asian="12pt" style:font-weight-complex="bold"/>
    </style:style>
    <style:style style:name="T24" style:family="text">
      <style:text-properties officeooo:rsid="08213611" style:font-size-asian="12pt" style:font-weight-complex="bold"/>
    </style:style>
    <style:style style:name="T25" style:family="text">
      <style:text-properties officeooo:rsid="082fe58c" style:font-size-asian="12pt" style:font-weight-complex="bold"/>
    </style:style>
    <style:style style:name="T26" style:family="text">
      <style:text-properties officeooo:rsid="08345e20" style:font-size-asian="12pt" style:font-weight-complex="bold"/>
    </style:style>
    <style:style style:name="T27" style:family="text">
      <style:text-properties officeooo:rsid="07634019" style:font-size-asian="12pt"/>
    </style:style>
    <style:style style:name="T28" style:family="text">
      <style:text-properties officeooo:rsid="080c8884" style:font-size-asian="12pt"/>
    </style:style>
    <style:style style:name="T29" style:family="text">
      <style:text-properties officeooo:rsid="080cdde5" style:font-size-asian="12pt"/>
    </style:style>
    <style:style style:name="T30" style:family="text">
      <style:text-properties officeooo:rsid="08110e5f" style:font-size-asian="12pt"/>
    </style:style>
    <style:style style:name="T31" style:family="text">
      <style:text-properties officeooo:rsid="07442798"/>
    </style:style>
    <style:style style:name="T32" style:family="text">
      <style:text-properties officeooo:rsid="0793df9a" fo:background-color="transparent" loext:char-shading-value="0"/>
    </style:style>
    <style:style style:name="T33" style:family="text">
      <style:text-properties officeooo:rsid="07b3a354" fo:background-color="transparent" loext:char-shading-value="0"/>
    </style:style>
    <style:style style:name="T34" style:family="text">
      <style:text-properties officeooo:rsid="07bb3c05" fo:background-color="transparent" loext:char-shading-value="0"/>
    </style:style>
    <style:style style:name="T35" style:family="text">
      <style:text-properties officeooo:rsid="07d26587" fo:background-color="transparent" loext:char-shading-value="0"/>
    </style:style>
    <style:style style:name="T36" style:family="text">
      <style:text-properties officeooo:rsid="07d27b45" fo:background-color="transparent" loext:char-shading-value="0"/>
    </style:style>
    <style:style style:name="T37" style:family="text">
      <style:text-properties officeooo:rsid="078b5719"/>
    </style:style>
    <style:style style:name="T38" style:family="text">
      <style:text-properties officeooo:rsid="07e005bd"/>
    </style:style>
    <style:style style:name="T39" style:family="text">
      <style:text-properties officeooo:rsid="07e42e01"/>
    </style:style>
    <style:style style:name="T40" style:family="text">
      <style:text-properties officeooo:rsid="083d11ba"/>
    </style:style>
    <style:style style:name="T41" style:family="text">
      <style:text-properties officeooo:rsid="08345e20" fo:background-color="#ffff00" loext:char-shading-value="0" style:font-size-asian="12pt" style:font-weight-complex="bold"/>
    </style:style>
    <style:style style:name="T42" style:family="text">
      <style:text-properties officeooo:rsid="084aa033" fo:background-color="#ffff00" loext:char-shading-value="0" style:font-size-asian="12pt" style:font-weight-complex="bol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9in" draw:visible-area-height="1.990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10">9</text:span></text:p>
      <text:p text:style-name="P15"><text:span text:style-name="T8"><text:line-break/></text:span><text:span text:style-name="T3">з дисципліни «Організація комп’ютерних мереж</text:span><text:span text:style-name="T11">»</text:span></text:p>
      <text:p text:style-name="P20"/>
      <text:p text:style-name="P16"><text:span text:style-name="T4">на тему: </text:span><text:span text:style-name="T6">«Діагностичні засоби виявлення і розв’язання мережевих проблем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1">Дніпро, 202</text:span><text:span text:style-name="T2">2</text:span></text:p>
      <text:p text:style-name="P2"><text:span text:style-name="T5">Тема. </text:span><text:span text:style-name="T7">Діагностичні засоби виявлення і розв’язання мережевих проблем</text:span><text:span text:style-name="T13">.</text:span></text:p>
      <text:p text:style-name="P11">Мета.</text:p>
      <text:list xml:id="list3850982277" text:style-name="L1">
        <text:list-item>
          <text:p text:style-name="P22">Ознайомитись з можливостями і отримати практичні навички використання команд ping і traceroute для перевірки зв’язку і шляху проходження пакетів із даними.</text:p>
        </text:list-item>
        <text:list-item>
          <text:p text:style-name="P22">Ознайомитись з можливостями і отримати практичні навички використання програми telnet для доступу до поштових серверів.</text:p>
        </text:list-item>
      </text:list>
      <text:p text:style-name="P11">Порядок виконання роботи.</text:p>
      <text:list xml:id="list1761571675" text:style-name="L2">
        <text:list-item>
          <text:p text:style-name="P23">Ознайомитися з командами, призначеними для віддаленого доступу (ping, traceroute) та програмою telnet.</text:p>
        </text:list-item>
        <text:list-item>
          <text:p text:style-name="P23">Виконати перевірку зв’язку за допомогою команди ping.</text:p>
        </text:list-item>
        <text:list-item>
          <text:p text:style-name="P23">Перевірити шлях проходження пакетів із даними за допомогою команди traceroute.</text:p>
        </text:list-item>
        <text:list-item>
          <text:p text:style-name="P23">Виконати передачу пошти за протоколом SMTP та отримати пошту за протоколом POP3, використовуючи програму telnet.</text:p>
        </text:list-item>
      </text:list>
      <text:p text:style-name="P17"><text:s/></text:p>
      <text:p text:style-name="P18"/>
      <text:p text:style-name="P70">Короткий опис команд (ping, traceroute) та умов виконання програми telnet</text:p>
      <text:p text:style-name="P59">TODO</text:p>
      <text:p text:style-name="P71">Лістинг результату виконання команд (ping, traceroute) та програми telnet</text:p>
      <text:p text:style-name="P59">TODO</text:p>
      <text:list xml:id="list1878542860" text:style-name="L10">
        <text:list-header>
          <text:p text:style-name="P67">Висновки</text:p>
        </text:list-header>
      </text:list>
      <text:p text:style-name="P58"><text:span text:style-name="T41">T</text:span><text:span text:style-name="T42">ODO</text:span></text:p>
      <text:p text:style-name="P19">Контрольні питання</text:p>
      <text:list xml:id="list2285503162" text:style-name="L12">
        <text:list-item>
          <text:p text:style-name="P66"><text:span text:style-name="T17">Проаналізувати надійність та стабільність роботи каналів зв’язку і маршрути.</text:span></text:p>
          <text:p text:style-name="P60"><text:span text:style-name="T17">TODO</text:span></text:p>
        </text:list-item>
        <text:list-item>
          <text:p text:style-name="P66"><text:span text:style-name="T17">Протоколи SMTP, POP3.</text:span></text:p>
          <text:p text:style-name="P61"><text:span text:style-name="T17">TOD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5T16:26:15.779713820</dc:date>
    <meta:editing-duration>P1DT2M38S</meta:editing-duration>
    <meta:editing-cycles>1975</meta:editing-cycles>
    <meta:generator>LibreOffice/7.2.6.2$Linux_X86_64 LibreOffice_project/20$Build-2</meta:generator>
    <meta:document-statistic meta:table-count="0" meta:image-count="0" meta:object-count="1" meta:page-count="4" meta:paragraph-count="35" meta:word-count="178" meta:character-count="1328" meta:non-whitespace-character-count="1185"/>
  </office:meta>
</office:document-meta>
</file>